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erif" svg:font-family="'Liberation Serif'" style:font-family-generic="roman"/>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423cm" fo:margin-bottom="0.212cm" style:contextual-spacing="false" style:writing-mode="lr-tb"/>
    </style:style>
    <style:style style:name="P2" style:family="paragraph" style:parent-style-name="Subtitle">
      <style:paragraph-properties style:writing-mode="lr-tb"/>
      <style:text-properties officeooo:rsid="0004f338" officeooo:paragraph-rsid="0004f338"/>
    </style:style>
    <style:style style:name="P3" style:family="paragraph" style:parent-style-name="Text_20_body">
      <style:paragraph-properties fo:line-height="200%" fo:text-align="left" style:justify-single-word="false" style:writing-mode="lr-tb"/>
    </style:style>
    <style:style style:name="P4" style:family="paragraph" style:parent-style-name="Heading">
      <style:paragraph-properties fo:text-align="center" style:justify-single-word="false" style:writing-mode="lr-tb"/>
    </style:style>
    <style:style style:name="P5" style:family="paragraph" style:parent-style-name="Text_20_body">
      <style:paragraph-properties fo:line-height="200%" fo:text-align="center" style:justify-single-word="false" style:writing-mode="lr-tb"/>
    </style:style>
    <style:style style:name="P6" style:family="paragraph" style:parent-style-name="Heading_20_2">
      <style:paragraph-properties fo:line-height="200%"/>
      <style:text-properties officeooo:rsid="00de5c68" officeooo:paragraph-rsid="00de5c68"/>
    </style:style>
    <style:style style:name="P7" style:family="paragraph" style:parent-style-name="Text_20_body">
      <style:paragraph-properties fo:line-height="200%"/>
      <style:text-properties officeooo:paragraph-rsid="00d85ca5"/>
    </style:style>
    <style:style style:name="P8" style:family="paragraph" style:parent-style-name="Heading_20_2">
      <style:text-properties officeooo:rsid="011da993" officeooo:paragraph-rsid="011da993"/>
    </style:style>
    <style:style style:name="P9" style:family="paragraph" style:parent-style-name="Heading_20_2">
      <style:paragraph-properties fo:text-align="center" style:justify-single-word="false"/>
      <style:text-properties officeooo:rsid="00e22127" officeooo:paragraph-rsid="00e22127"/>
    </style:style>
    <style:style style:name="P10" style:family="paragraph" style:parent-style-name="Text_20_body">
      <style:paragraph-properties fo:text-align="center" style:justify-single-word="false"/>
      <style:text-properties officeooo:paragraph-rsid="00e22127"/>
    </style:style>
    <style:style style:name="P11" style:family="paragraph" style:parent-style-name="Text_20_body">
      <style:paragraph-properties fo:text-align="left" style:justify-single-word="false"/>
      <style:text-properties fo:color="#000000" loext:opacity="100%" style:font-name="Calibri" officeooo:paragraph-rsid="00e22127" fo:background-color="#ffffff"/>
    </style:style>
    <style:style style:name="P12" style:family="paragraph" style:parent-style-name="Text_20_body">
      <style:paragraph-properties fo:orphans="0"/>
      <style:text-properties fo:color="#000000" loext:opacity="100%" fo:background-color="#ffffff"/>
    </style:style>
    <style:style style:name="P13" style:family="paragraph" style:parent-style-name="Text_20_body">
      <style:paragraph-properties fo:text-align="left" style:justify-single-word="false"/>
      <style:text-properties fo:color="#000000" loext:opacity="100%" officeooo:paragraph-rsid="00e22127" fo:background-color="#ffffff"/>
    </style:style>
    <style:style style:name="P14" style:family="paragraph" style:parent-style-name="Text_20_body" style:list-style-name="L1">
      <style:paragraph-properties fo:text-align="left" style:justify-single-word="false"/>
      <style:text-properties fo:color="#000000" loext:opacity="100%" style:font-name="Calibri" officeooo:paragraph-rsid="00e22127" fo:background-color="#ffffff"/>
    </style:style>
    <style:style style:name="P15" style:family="paragraph" style:parent-style-name="Text_20_body" style:list-style-name="L1">
      <style:paragraph-properties fo:text-align="left" style:justify-single-word="false"/>
      <style:text-properties fo:color="#000000" loext:opacity="100%" style:font-name="Calibri" officeooo:paragraph-rsid="00f7aaf1" fo:background-color="#ffffff"/>
    </style:style>
    <style:style style:name="P16" style:family="paragraph" style:parent-style-name="Text_20_body">
      <style:paragraph-properties fo:text-align="left" style:justify-single-word="false"/>
      <style:text-properties fo:color="#000000" loext:opacity="100%" style:font-name="Calibri" officeooo:paragraph-rsid="01112965" fo:background-color="#ffffff"/>
    </style:style>
    <style:style style:name="P17" style:family="paragraph" style:parent-style-name="Text_20_body">
      <style:paragraph-properties fo:text-align="left" style:justify-single-word="false"/>
      <style:text-properties officeooo:paragraph-rsid="00e22127"/>
    </style:style>
    <style:style style:name="T1" style:family="text">
      <style:text-properties style:font-name="Liberation Serif"/>
    </style:style>
    <style:style style:name="T2" style:family="text">
      <style:text-properties style:font-name="Liberation Serif" officeooo:rsid="0004f338"/>
    </style:style>
    <style:style style:name="T3" style:family="text">
      <style:text-properties style:font-name="Liberation Serif" officeooo:rsid="00d85ca5"/>
    </style:style>
    <style:style style:name="T4" style:family="text">
      <style:text-properties style:font-name="Liberation Serif" officeooo:rsid="00dcf4e8"/>
    </style:style>
    <style:style style:name="T5" style:family="text">
      <style:text-properties officeooo:rsid="00d85ca5"/>
    </style:style>
    <style:style style:name="T6" style:family="text">
      <style:text-properties officeooo:rsid="00dcf4e8"/>
    </style:style>
    <style:style style:name="T7" style:family="text">
      <style:text-properties officeooo:rsid="0122a5c2"/>
    </style:style>
    <style:style style:name="T8" style:family="text">
      <style:text-properties style:text-position="super 58%" officeooo:rsid="003e8564"/>
    </style:style>
    <style:style style:name="T9" style:family="text">
      <style:text-properties officeooo:rsid="00e22127"/>
    </style:style>
    <style:style style:name="T10" style:family="text">
      <style:text-properties officeooo:rsid="00e12557"/>
    </style:style>
    <style:style style:name="T11" style:family="text">
      <style:text-properties officeooo:rsid="00e283fc"/>
    </style:style>
    <style:style style:name="T12" style:family="text">
      <style:text-properties officeooo:rsid="010b57fa"/>
    </style:style>
    <style:style style:name="T13" style:family="text">
      <style:text-properties officeooo:rsid="010b99aa"/>
    </style:style>
    <style:style style:name="T14" style:family="text">
      <style:text-properties officeooo:rsid="00e3c977"/>
    </style:style>
    <style:style style:name="T15" style:family="text">
      <style:text-properties officeooo:rsid="00e55479"/>
    </style:style>
    <style:style style:name="T16" style:family="text">
      <style:text-properties officeooo:rsid="00e68b76"/>
    </style:style>
    <style:style style:name="T17" style:family="text">
      <style:text-properties officeooo:rsid="00e89b0a"/>
    </style:style>
    <style:style style:name="T18" style:family="text">
      <style:text-properties officeooo:rsid="010a8ce0"/>
    </style:style>
    <style:style style:name="T19" style:family="text">
      <style:text-properties officeooo:rsid="00ebac8b"/>
    </style:style>
    <style:style style:name="T20" style:family="text">
      <style:text-properties officeooo:rsid="010415d7"/>
    </style:style>
    <style:style style:name="T21" style:family="text">
      <style:text-properties officeooo:rsid="0109c6f8"/>
    </style:style>
    <style:style style:name="T22" style:family="text">
      <style:text-properties officeooo:rsid="010a3302"/>
    </style:style>
    <style:style style:name="T23" style:family="text">
      <style:text-properties officeooo:rsid="010d786b"/>
    </style:style>
    <style:style style:name="T24" style:family="text">
      <style:text-properties officeooo:rsid="00ebee4e"/>
    </style:style>
    <style:style style:name="T25" style:family="text">
      <style:text-properties officeooo:rsid="01057072"/>
    </style:style>
    <style:style style:name="T26" style:family="text">
      <style:text-properties officeooo:rsid="010600e1"/>
    </style:style>
    <style:style style:name="T27" style:family="text">
      <style:text-properties officeooo:rsid="00efa895"/>
    </style:style>
    <style:style style:name="T28" style:family="text">
      <style:text-properties officeooo:rsid="00ed5599"/>
    </style:style>
    <style:style style:name="T29" style:family="text">
      <style:text-properties officeooo:rsid="00f1a117"/>
    </style:style>
    <style:style style:name="T30" style:family="text">
      <style:text-properties officeooo:rsid="00f1bfd8"/>
    </style:style>
    <style:style style:name="T31" style:family="text">
      <style:text-properties officeooo:rsid="0106d902"/>
    </style:style>
    <style:style style:name="T32" style:family="text">
      <style:text-properties officeooo:rsid="00f431d1"/>
    </style:style>
    <style:style style:name="T33" style:family="text">
      <style:text-properties officeooo:rsid="010798cc"/>
    </style:style>
    <style:style style:name="T34" style:family="text">
      <style:text-properties officeooo:rsid="00fb2bbf"/>
    </style:style>
    <style:style style:name="T35" style:family="text">
      <style:text-properties officeooo:rsid="0114e528"/>
    </style:style>
    <style:style style:name="T36" style:family="text">
      <style:text-properties officeooo:rsid="010ddffd"/>
    </style:style>
    <style:style style:name="T37" style:family="text">
      <style:text-properties officeooo:rsid="010f6d82"/>
    </style:style>
    <style:style style:name="T38" style:family="text">
      <style:text-properties officeooo:rsid="0108bb64"/>
    </style:style>
    <style:style style:name="T39" style:family="text">
      <style:text-properties officeooo:rsid="011924f8"/>
    </style:style>
    <style:style style:name="T40" style:family="text">
      <style:text-properties officeooo:rsid="0115b1ad"/>
    </style:style>
    <style:style style:name="T41" style:family="text">
      <style:text-properties officeooo:rsid="011a3ac0"/>
    </style:style>
    <style:style style:name="T42" style:family="text">
      <style:text-properties officeooo:rsid="01195004"/>
    </style:style>
    <style:style style:name="T43" style:family="text">
      <style:text-properties officeooo:rsid="011e26de"/>
    </style:style>
    <style:style style:name="T44" style:family="text">
      <style:text-properties officeooo:rsid="01165f04"/>
    </style:style>
    <style:style style:name="T45" style:family="text">
      <style:text-properties officeooo:rsid="011c1096"/>
    </style:style>
    <style:style style:name="T46" style:family="text">
      <style:text-properties officeooo:rsid="011f14e7"/>
    </style:style>
    <style:style style:name="T47" style:family="text">
      <style:text-properties officeooo:rsid="011f4748"/>
    </style:style>
    <style:style style:name="T48" style:family="text">
      <style:text-properties officeooo:rsid="01200ab8"/>
    </style:style>
    <style:style style:name="T49" style:family="text">
      <style:text-properties officeooo:rsid="011d05e7"/>
    </style:style>
    <style:style style:name="T50" style:family="text">
      <style:text-properties officeooo:rsid="0120100e"/>
    </style:style>
    <style:style style:name="T51" style:family="text">
      <style:text-properties fo:font-style="italic"/>
    </style:style>
    <style:style style:name="T52" style:family="text">
      <style:text-properties officeooo:rsid="010242ac"/>
    </style:style>
    <style:style style:name="T53" style:family="text">
      <style:text-properties style:font-name="Calibri"/>
    </style:style>
    <style:style style:name="T54" style:family="text">
      <style:text-properties style:font-name="Calibri" officeooo:rsid="00e696d0"/>
    </style:style>
    <style:style style:name="T55" style:family="text">
      <style:text-properties style:font-name="Calibri" fo:font-style="italic"/>
    </style:style>
    <style:style style:name="T56" style:family="text">
      <style:text-properties officeooo:rsid="0101cdaf"/>
    </style:style>
    <style:style style:name="T57" style:family="text">
      <style:text-properties officeooo:rsid="00f5475d"/>
    </style:style>
    <style:style style:name="T58" style:family="text">
      <style:text-properties officeooo:rsid="00f62119"/>
    </style:style>
    <style:style style:name="T59" style:family="text">
      <style:text-properties officeooo:rsid="00f864a1"/>
    </style:style>
    <style:style style:name="T60" style:family="text">
      <style:text-properties officeooo:rsid="00fb00b9"/>
    </style:style>
    <style:style style:name="T61" style:family="text">
      <style:text-properties officeooo:rsid="00fc540a"/>
    </style:style>
    <style:style style:name="T62" style:family="text">
      <style:text-properties officeooo:rsid="00ff3563"/>
    </style:style>
    <style:style style:name="T63" style:family="text">
      <style:text-properties officeooo:rsid="00fdcdf2"/>
    </style:style>
    <style:style style:name="T64" style:family="text">
      <style:text-properties officeooo:rsid="0119ad1b"/>
    </style:style>
    <style:style style:name="T65" style:family="text">
      <style:text-properties officeooo:rsid="01240d3d"/>
    </style:style>
    <style:style style:name="T66" style:family="text">
      <style:text-properties officeooo:rsid="01112965"/>
    </style:style>
    <style:style style:name="T67" style:family="text">
      <style:text-properties officeooo:rsid="0111f814"/>
    </style:style>
    <style:style style:name="T68" style:family="text">
      <style:text-properties officeooo:rsid="0113500b"/>
    </style:style>
    <style:style style:name="T69" style:family="text">
      <style:text-properties style:font-name="Calibri" officeooo:rsid="0118382c"/>
    </style:style>
    <style:style style:name="T70" style:family="text">
      <style:text-properties officeooo:rsid="01240b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COMP </text:span><text:span text:style-name="T2">266</text:span><text:span text:style-name="T1">: </text:span><text:span text:style-name="T3">Unit </text:span><text:span text:style-name="T4">6</text:span></text:p>
      <text:p text:style-name="P2" loext:marker-style-name="T1"><text:span text:style-name="T3">J</text:span><text:span text:style-name="T4">Query Proposa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ichard Sullivan Andison</text:p>
      <text:p text:style-name="P5">2025, <text:span text:style-name="T5">Feb </text:span><text:span text:style-name="T6">2</text:span><text:span text:style-name="T7">2</text:span><text:span text:style-name="T8">h</text:span></text:p>
      <text:h text:style-name="P6" text:outline-level="2" text:is-list-header="true"><text:soft-page-break/>J<text:span text:style-name="T9">Q</text:span>uery <text:span text:style-name="T10">Overview and</text:span> Implementation Proposal </text:h>
      <text:p text:style-name="P7"><text:span text:style-name="T9"><text:tab/>J</text:span><text:span text:style-name="T11">Q</text:span><text:span text:style-name="T9">uery is a </text:span><text:span text:style-name="T11">very popular J</text:span><text:span text:style-name="T9">avaScript library </text:span><text:span text:style-name="T12">(currently in it’s fourth version)</text:span><text:span text:style-name="T9"> that </text:span><text:span text:style-name="T11">aims to simplify vanilla JavaScript code by abstracting and combining </text:span><text:span text:style-name="T13">common</text:span><text:span text:style-name="T11"> functionalities into logical </text:span><text:span text:style-name="T14">blocks</text:span><text:span text:style-name="T11"> that adhere to a specific syntax </text:span><text:span text:style-name="T13">and methodology for web-content manipulation </text:span><text:span text:style-name="T11">(</text:span><text:span text:style-name="T13">a</text:span><text:span text:style-name="T11"> dollar sign </text:span><text:span text:style-name="T13">is used </text:span><text:span text:style-name="T11">to indicate a JQuery function, “$()”) </text:span><text:span text:style-name="T15">[1]. </text:span><text:span text:style-name="T16">Aside from simplifying common functionalities, JQuery also supports a variety of plugins that can provide additional features (such as platform-specific functionalities, </text:span><text:span text:style-name="T17">animation packs, </text:span><text:span text:style-name="T18">and event</text:span><text:span text:style-name="T17"> or AJAX handling</text:span><text:span text:style-name="T16">) [2], </text:span><text:span text:style-name="T19">Now that all the major functionalities are implemented in vanilla JavaScript, the next task will be finding and replacing elements within the exisiting scripts that can utilize the core JQuery library to improve </text:span><text:span text:style-name="T20">program readability. </text:span><text:span text:style-name="T21">Furthermore, a system for implementing JQuery code must be created to assure that any potential errors that occur during the transition can be tracked and fixed; </text:span><text:span text:style-name="T22">for example, </text:span><text:span text:style-name="T23">early </text:span><text:span text:style-name="T22">changes should be implemented on elements that have a small scope and few dependencies (such as the function for centering the screen, or listening for DOM content to be fully loaded</text:span><text:span text:style-name="T23">).</text:span></text:p>
      <text:p text:style-name="P7"><text:span text:style-name="T24"><text:tab/>JQuery implementations will begin with </text:span><text:span text:style-name="T25">transitioning </text:span><text:span text:style-name="T26">DOM element variables</text:span><text:span text:style-name="T24"> (for example, “document.getElementById(“elementId”)”) with </text:span><text:span text:style-name="T27">JQuery </text:span><text:span text:style-name="T26">objects </text:span><text:span text:style-name="T27">element selection</text:span><text:span text:style-name="T26">s</text:span><text:span text:style-name="T27"> (</text:span><text:span text:style-name="T24">“$(“#elementId”)”</text:span><text:span text:style-name="T27">)</text:span><text:span text:style-name="T24"> to simplify code. </text:span><text:span text:style-name="T28">One </text:span><text:span text:style-name="T29">effect of </text:span><text:span text:style-name="T28"><text:s/>this change is that </text:span><text:span text:style-name="T26">JQuery syntax differs from vanilla Javascript for object operations</text:span><text:span text:style-name="T28">; </text:span><text:span text:style-name="T30">all logic that uses these variables must be updated accordingly </text:span><text:span text:style-name="T31">(for example, “innerHTML” can now be </text:span><text:soft-page-break/><text:span text:style-name="T31">updated using the “.html()” method instead of “element.innerHTML = <text:s/>something“ instruction sequence </text:span><text:span text:style-name="T30">. </text:span><text:span text:style-name="T32">Most updates for functionalities will simply involve finding the equivalent JQuery function that replaces the vanilla code </text:span><text:span text:style-name="T33">methods</text:span><text:span text:style-name="T34"> </text:span><text:span text:style-name="T33">via searching JQuery’s official API documentation. </text:span><text:span text:style-name="T34"><text:s/>After element acquisition and manipulation are replaced, other functions will be converted where possible; for example, AJAX functions (suchs as when acquiring </text:span><text:span text:style-name="T35">the text for literautre)</text:span><text:span text:style-name="T34">, and event handling could be simplified; </text:span><text:span text:style-name="T35">for example, </text:span><text:span text:style-name="T36">JQuery object lists can have event listeners </text:span><text:span text:style-name="T37">to all items </text:span><text:span text:style-name="T36">with a single function instead of requiring a loop to iterate through and add </text:span><text:span text:style-name="T35">listeners</text:span><text:span text:style-name="T36"> to each element </text:span><text:span text:style-name="T38">[3], </text:span><text:span text:style-name="T39">[4]</text:span><text:span text:style-name="T34">.</text:span></text:p>
      <text:h text:style-name="P8" text:outline-level="2">Additional Implementations</text:h>
      <text:p text:style-name="P7"><text:tab/><text:span text:style-name="T40">While not entirely related to JQuery, another </text:span><text:span text:style-name="T41">change is planned for the catalogue data</text:span><text:span text:style-name="T40">. Currently, catalogue items are stored in a CSV file, but this could be converted to a JSON (JavaScript Object Notation) file to be more compatible with JavaScript code </text:span><text:span text:style-name="T42">[5]</text:span><text:span text:style-name="T40">. </text:span><text:span text:style-name="T43">Furthermore, r</text:span><text:span text:style-name="T44">eading and parsing <text:s/></text:span><text:span text:style-name="T45">the CSV </text:span><text:span text:style-name="T46">file</text:span><text:span text:style-name="T45"> </text:span><text:span text:style-name="T44">is fairly complicated and relies on a regex expression to match exactly three object values per line; updating and implementing this system elsewhere would require additional functions and regex expressions; </text:span><text:span text:style-name="T45">instead, JavaScript’s built in handling for JSON files will be utilized</text:span><text:span text:style-name="T44">. </text:span><text:span text:style-name="T41">Finally, the websites final CSS configuration will </text:span><text:span text:style-name="T45">be refactored</text:span><text:span text:style-name="T41"> to provide </text:span><text:span text:style-name="T47">a</text:span><text:span text:style-name="T41"> </text:span><text:span text:style-name="T45">b</text:span><text:span text:style-name="T41">ase configuration </text:span><text:span text:style-name="T45">file </text:span><text:span text:style-name="T41">for both desktop and DS systems </text:span><text:span text:style-name="T45">with additional theme files that can be </text:span><text:span text:style-name="T48">added</text:span><text:span text:style-name="T45"> across both systems; this would improve the ability to standardize the overall </text:span><text:soft-page-break/><text:span text:style-name="T45">structure across themes, remove CSS repetition, and reduce code need to configure the site for different systems (currently, the site’s CSS is updated via JQuery methods when a desktop browser is detected; instead, the website’s </text:span><text:span text:style-name="T49">base </text:span><text:span text:style-name="T45">CSS file will simply be switched). </text:span><text:span text:style-name="T50">Furthermore, having a separate CSS base for modern browser will allow for more modern CSS frameworks to be used (such as vertical heights, flexboxes, and grids). </text:span></text:p>
      <text:p text:style-name="P7"/>
      <text:p text:style-name="P7"/>
      <text:p text:style-name="P7"/>
      <text:h text:style-name="P9" text:outline-level="2">Resources Used</text:h>
      <text:p text:style-name="P10"/>
      <text:p text:style-name="P11">[1] Fireship, “The Legend of jQuery in 100 Seconds,” <text:span text:style-name="T51">YouTube</text:span>, Sep. 14, 2020. <text:a xlink:type="simple" xlink:href="https://www.youtube.com/watch?v=UU-GebNqdbg" text:style-name="Internet_20_link" text:visited-style-name="Visited_20_Internet_20_Link">https://www.youtube.com/watch?v=UU-GebNqdbg</text:a> <text:s/>(accessed Feb. 20, 2026).</text:p>
      <text:p text:style-name="P11"><text:tab/><text:span text:style-name="T52">This resource provided a brief interview of the history and purpose of JQuery.</text:span></text:p>
      <text:p text:style-name="P12">‌</text:p>
      <text:p text:style-name="P13"><text:span text:style-name="T53">[</text:span><text:span text:style-name="T54">2] </text:span>“<text:span text:style-name="T53">The jQuery Plugin Registry,” </text:span><text:span text:style-name="T55">Jquery.com</text:span><text:span text:style-name="T53">, 2024. </text:span><text:a xlink:type="simple" xlink:href="https://plugins.jquery.com/" text:style-name="Internet_20_link" text:visited-style-name="Visited_20_Internet_20_Link"><text:span text:style-name="T53">https://plugins.jquery.com/</text:span></text:a></text:p>
      <text:p text:style-name="P11"><text:tab/><text:span text:style-name="T56">This resource provided a means for exploring official JQuery plugins. </text:span></text:p>
      <text:p text:style-name="P12">‌</text:p>
      <text:p text:style-name="P11">[<text:span text:style-name="T57">3</text:span>] JS Foundation - js.foundation, “jQuery API Documentation,” <text:span text:style-name="T51">Jquery.com</text:span>, 2019. <text:a xlink:type="simple" xlink:href="https://api.jquery.com/" text:style-name="Internet_20_link" text:visited-style-name="Visited_20_Internet_20_Link">https://api.jquery.com/</text:a></text:p>
      <text:p text:style-name="P11"><text:span text:style-name="T58"><text:tab/>Visited extensions include:</text:span></text:p>
      <text:list text:style-name="L1">
        <text:list-item>
          <text:p text:style-name="P14">jQuery.get/#jQuery-get-url-data-success-dataType – <text:span text:style-name="T59">Used for modifying and simplifying getText function in common.js.</text:span></text:p>
        </text:list-item>
        <text:list-item>
          <text:p text:style-name="P15"><text:soft-page-break/>filter/#filter-elements – <text:span text:style-name="T58">Used filtering font and theme buttons for specific clicking and keydown functions </text:span><text:span text:style-name="T60">in common.js. </text:span><text:span text:style-name="T61">(No longer implemented, but </text:span><text:span text:style-name="T62">was </text:span><text:span text:style-name="T61">used earlier). </text:span></text:p>
        </text:list-item>
        <text:list-item>
          <text:p text:style-name="P15">category/selectors/ - <text:span text:style-name="T61">Used for getting an understanding for selecting elements by class, id, and tag.</text:span></text:p>
        </text:list-item>
        <text:list-item>
          <text:p text:style-name="P15">category/css/ - <text:span text:style-name="T63">Used to understand syntax for changing a JQuery elements CSS properties.</text:span></text:p>
        </text:list-item>
        <text:list-item>
          <text:p text:style-name="P15">/Jquery.ajax/ - <text:span text:style-name="T64">Used when updating getText function to more polymorphic “get” function that handles HTML and JSON formats. </text:span><text:span text:style-name="T65">Furthermore, this resource was used again for understanding response data types (JSON, text, HTML). </text:span></text:p>
        </text:list-item>
      </text:list>
      <text:p text:style-name="P12">‌</text:p>
      <text:p text:style-name="P11">[<text:span text:style-name="T66">4</text:span>] <text:span text:style-name="T51">Duckai.ai</text:span>, 2026. <text:a xlink:type="simple" xlink:href="https://duckai.ai/" text:style-name="Internet_20_link" text:visited-style-name="Visited_20_Internet_20_Link">https://duckai.ai/</text:a> (accessed Feb. 22, 2026).</text:p>
      <text:p text:style-name="P16"><text:tab/><text:span text:style-name="T66">I included DuckAI as </text:span><text:span text:style-name="T67">a resource because </text:span><text:span text:style-name="T66">my process for implementing JQuery code typically followed a pattern of searching for logic blocks to substitute with JQuery via DuckDuckGo (for example, “how to add event listeners to multiple elements with JQueary”). </text:span><text:span text:style-name="T67">Typically, an example would be shown via the search AI assist, with sources being from the official JQuery site documentation API </text:span><text:span text:style-name="T68">or StackOverflow</text:span><text:span text:style-name="T67">. </text:span><text:span text:style-name="T66"><text:s/></text:span></text:p>
      <text:p text:style-name="P12">‌</text:p>
      <text:p text:style-name="P13"><text:span text:style-name="T53">[</text:span><text:span text:style-name="T69">5</text:span><text:span text:style-name="T53">] </text:span>“<text:span text:style-name="T53">JSON vs CSV: what is the difference and what should I use?,” Sep. 13, 2023. </text:span><text:a xlink:type="simple" xlink:href="https://jsoneditoronline.org/indepth/compare/json-vs-csv/" text:style-name="Internet_20_link" text:visited-style-name="Visited_20_Internet_20_Link"><text:span text:style-name="T53">https://jsoneditoronline.org/indepth/compare/json-vs-csv/</text:span></text:a></text:p>
      <text:p text:style-name="P11"><text:tab/><text:span text:style-name="T70">I used this as an initial resource for understanding JSON syntax.</text:span></text:p>
      <text:p text:style-name="P12">‌</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erif" svg:font-family="'Liberation Serif'" style:font-family-generic="roman"/>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erif" fo:font-family="'Liberation Serif'"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Hanging_20_Indent" style:display-name="Hanging Indent" style:family="paragraph">
      <style:paragraph-properties fo:margin-left="1cm" fo:text-indent="-0.499cm" style:auto-text-indent="false">
        <style:tab-stops>
          <style:tab-stop style:position="1cm"/>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5:48:59.279641854</meta:creation-date>
    <dc:date>2026-02-22T19:14:47.704348174</dc:date>
    <meta:editing-duration>P5DT19H19M55S</meta:editing-duration>
    <meta:editing-cycles>246</meta:editing-cycles>
    <meta:generator>LibreOffice/26.2.0.3$Linux_X86_64 LibreOffice_project/620$Build-3</meta:generator>
    <meta:document-statistic meta:table-count="0" meta:image-count="0" meta:object-count="0" meta:page-count="5" meta:paragraph-count="30" meta:word-count="814" meta:character-count="5592" meta:non-whitespace-character-count="4791"/>
  </office:meta>
</office:document-meta>
</file>